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start" style:justify-single-word="false"/>
      <style:text-properties fo:font-size="13pt" officeooo:paragraph-rsid="00191be5" style:font-size-asian="13pt" style:font-size-complex="13pt"/>
    </style:style>
    <style:style style:name="P2" style:family="paragraph" style:parent-style-name="Text_20_body">
      <style:paragraph-properties fo:text-align="start" style:justify-single-word="false"/>
      <style:text-properties fo:font-size="12pt" officeooo:rsid="00191be5" officeooo:paragraph-rsid="00191be5" style:font-size-asian="10.5pt" style:font-size-complex="12pt"/>
    </style:style>
    <style:style style:name="P3" style:family="paragraph" style:parent-style-name="Text_20_body">
      <style:paragraph-properties fo:text-align="start" style:justify-single-word="false"/>
      <style:text-properties officeooo:paragraph-rsid="00191be5"/>
    </style:style>
    <style:style style:name="P4" style:family="paragraph" style:parent-style-name="Text_20_body">
      <style:paragraph-properties fo:text-align="start" style:justify-single-word="false"/>
      <style:text-properties officeooo:rsid="00193573" officeooo:paragraph-rsid="00193573"/>
    </style:style>
    <style:style style:name="P5" style:family="paragraph" style:parent-style-name="Text_20_body">
      <style:paragraph-properties fo:text-align="start" style:justify-single-word="false"/>
      <style:text-properties officeooo:rsid="001afbc3" officeooo:paragraph-rsid="001afbc3"/>
    </style:style>
    <style:style style:name="P6" style:family="paragraph" style:parent-style-name="Standard">
      <style:text-properties style:text-underline-style="solid" style:text-underline-width="auto" style:text-underline-color="font-color"/>
    </style:style>
    <style:style style:name="P7" style:family="paragraph" style:parent-style-name="Standard">
      <style:text-properties style:text-underline-style="solid" style:text-underline-width="auto" style:text-underline-color="font-color" fo:font-weight="bold" style:font-weight-asian="bold" style:font-weight-complex="bold"/>
    </style:style>
    <style:style style:name="P8" style:family="paragraph" style:parent-style-name="Standard">
      <style:text-properties style:text-underline-style="solid" style:text-underline-width="auto" style:text-underline-color="font-color" fo:font-weight="bold" officeooo:rsid="00189597" officeooo:paragraph-rsid="00189597" style:font-weight-asian="bold" style:font-weight-complex="bold"/>
    </style:style>
    <style:style style:name="P9" style:family="paragraph" style:parent-style-name="Standard">
      <style:paragraph-properties fo:text-align="center" style:justify-single-word="false"/>
      <style:text-properties style:text-underline-style="solid" style:text-underline-width="auto" style:text-underline-color="font-color" fo:font-weight="bold" officeooo:rsid="00189597" officeooo:paragraph-rsid="00189597" style:font-weight-asian="bold" style:font-weight-complex="bold"/>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weight="bold" officeooo:rsid="00189597" officeooo:paragraph-rsid="00189597" style:font-weight-asian="bold" style:font-weight-complex="bold"/>
    </style:style>
    <style:style style:name="P12" style:family="paragraph" style:parent-style-name="Standard">
      <style:paragraph-properties fo:text-align="start" style:justify-single-word="false"/>
      <style:text-properties style:text-underline-style="none" fo:font-weight="normal" officeooo:rsid="00189597" officeooo:paragraph-rsid="00189597"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191be5" officeooo:paragraph-rsid="00191be5"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199efd" officeooo:paragraph-rsid="00199efd" style:font-weight-asian="normal" style:font-weight-complex="normal"/>
    </style:style>
    <style:style style:name="P15"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89597" officeooo:paragraph-rsid="00189597" style:font-size-asian="14pt" style:font-weight-asian="bold" style:font-size-complex="14pt" style:font-weight-complex="bold"/>
    </style:style>
    <style:style style:name="P16" style:family="paragraph" style:parent-style-name="Standard">
      <style:paragraph-properties fo:text-align="center" style:justify-single-word="false"/>
      <style:text-properties fo:font-size="15pt" style:font-size-asian="15pt" style:font-size-complex="15pt"/>
    </style:style>
    <style:style style:name="P17" style:family="paragraph" style:parent-style-name="Standard">
      <style:paragraph-properties fo:text-align="start" style:justify-single-word="false"/>
      <style:text-properties officeooo:paragraph-rsid="00191be5"/>
    </style:style>
    <style:style style:name="P18" style:family="paragraph" style:parent-style-name="Standard">
      <style:paragraph-properties fo:text-align="start" style:justify-single-word="false"/>
      <style:text-properties officeooo:rsid="00199efd" officeooo:paragraph-rsid="00199efd"/>
    </style:style>
    <style:style style:name="P19" style:family="paragraph" style:parent-style-name="Heading_20_2">
      <style:paragraph-properties fo:text-align="start" style:justify-single-word="false"/>
      <style:text-properties fo:font-size="13pt" style:text-underline-style="none" fo:font-weight="bold" officeooo:rsid="00189597" officeooo:paragraph-rsid="00189597" style:font-size-asian="13pt" style:font-weight-asian="bold" style:font-size-complex="13pt" style:font-weight-complex="bold"/>
    </style:style>
    <style:style style:name="P20" style:family="paragraph" style:parent-style-name="Heading_20_2">
      <style:paragraph-properties fo:text-align="start" style:justify-single-word="false"/>
      <style:text-properties fo:font-size="13pt" officeooo:paragraph-rsid="00191be5" style:font-size-asian="13pt" style:font-size-complex="13pt"/>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189597" style:font-weight-asian="bold" style:font-weight-complex="bold"/>
    </style:style>
    <style:style style:name="T3" style:family="text">
      <style:text-properties officeooo:rsid="00191be5"/>
    </style:style>
    <style:style style:name="T4" style:family="text">
      <style:text-properties style:text-underline-style="none" fo:font-weight="normal" officeooo:rsid="00191be5" style:font-weight-asian="normal" style:font-weight-complex="normal"/>
    </style:style>
    <style:style style:name="T5" style:family="text">
      <style:text-properties fo:font-size="12pt" style:font-size-asian="10.5pt" style:font-size-complex="12pt"/>
    </style:style>
    <style:style style:name="T6" style:family="text">
      <style:text-properties fo:font-size="12pt" officeooo:rsid="00191be5" style:font-size-asian="10.5pt" style:font-size-complex="12pt"/>
    </style:style>
    <style:style style:name="T7" style:family="text">
      <style:text-properties officeooo:rsid="00199ef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Notes </text:span><text:span text:style-name="T2">Cours partitionnement NoSQL</text:span></text:p>
      <text:p text:style-name="P11"/>
      <text:p text:style-name="P8">Principes à respecter pour choix clé</text:p>
      <text:p text:style-name="Standard"/>
      <text:p text:style-name="P6">1)Homogénéité</text:p>
      <text:p text:style-name="Standard">Clé qui partionne equitablement les données, répartition homogène ou au moins limiter trop grosse partition, petite pas grave</text:p>
      <text:p text:style-name="Standard"/>
      <text:p text:style-name="P6">2)Stabilité</text:p>
      <text:p text:style-name="Standard">Choix clé pas externe, vient de la donnée uniquement, pas d'évolution dans le temps, simple pas changeant</text:p>
      <text:p text:style-name="Standard"/>
      <text:p text:style-name="Standard">3)Si pic de charge, bien d'utiliser toutes partitions plutot que une seule -&gt; répartition des requetes</text:p>
      <text:p text:style-name="Standard"/>
      <text:p text:style-name="Standard">Pour ne pas perdre de données on duplique </text:p>
      <text:p text:style-name="Standard"/>
      <text:p text:style-name="Standard">Autre chose que ACID pour formaliser règles:</text:p>
      <text:p text:style-name="P10">CAP</text:p>
      <text:p text:style-name="Standard">Consistency -&gt; cohérence des données</text:p>
      <text:p text:style-name="Standard">Availibility -&gt; bdd toujours là, si jamais un serveur tombe on peut avoir les données quand même</text:p>
      <text:p text:style-name="Standard">Partition -&gt; partitionnable</text:p>
      <text:p text:style-name="Standard"/>
      <text:p text:style-name="Standard">FORCEMENT choix a faire entre les trois, a été théorisé et démontré mathématiquement plein de niveaux des trois</text:p>
      <text:p text:style-name="Standard"/>
      <text:p text:style-name="Standard">BDD SQL -&gt; coté Consistency et Available</text:p>
      <text:p text:style-name="Standard">BDD noSQL -&gt; consistance et partitionnement, MongoDB surtout consistance, Cassandra très partitionnement et Available</text:p>
      <text:p text:style-name="Standard"/>
      <text:p text:style-name="Standard">Si pas d'attribut pour faire clé on prend un id unique (num secu) et on le met dans fonction de hachage, puis on fait modulo et ça nous donne des partitions style md5 (mais crypte)</text:p>
      <text:p text:style-name="Standard">shasha2 très rapide !</text:p>
      <text:p text:style-name="Standard"/>
      <text:p text:style-name="P7">TYPES DE REQUETES</text:p>
      <text:p text:style-name="Standard"/>
      <text:p text:style-name="Standard">1) set/get</text:p>
      <text:p text:style-name="Standard"><text:s/>- On ecrit une seule donnée </text:p>
      <text:p text:style-name="Standard"><text:s/>- On sait où sont les données parce que clé a du sens pour nous</text:p>
      <text:p text:style-name="Standard"><text:s/></text:p>
      <text:p text:style-name="Standard"><text:s/>2) requete de plusieurs données sur une seule partition, bien pour lecture, mais possible que si on choisit une clé cohérente, pas proposé par tous les langages noSQL</text:p>
      <text:p text:style-name="Standard"><text:s/></text:p>
      <text:p text:style-name="Standard"><text:s/>3) quand on peut pas garantir qu'on est sur une seule partition -&gt; map/reduce</text:p>
      <text:p text:style-name="Standard"><text:s/>- reqête sur tous les noeuds, même les pas concernés</text:p>
      <text:p text:style-name="Standard"><text:s/>- deux parties requete : 1 map localement sur chaque partition, 1 reduce regroupe tous les resultats des partitions pour me rendre 1 resultat unique</text:p>
      <text:p text:style-name="Standard"><text:s/></text:p>
      <text:p text:style-name="Standard"><text:s/>Exemple: Pour avoir age de tout le monde : </text:p>
      <text:p text:style-name="Standard"><text:s/>- map : somme du nb de personne dans la partition, et somme des ages des gens de sa partition</text:p>
      <text:p text:style-name="Standard"><text:s/>- reduce : fais le calcul final avec les resultats obtenus (somme tous les gens, somme tous les ages et fais la division)</text:p>
      <text:p text:style-name="Standard"><text:s/></text:p>
      <text:p text:style-name="Standard"><text:soft-page-break/><text:s/>Remarque : </text:p>
      <text:p text:style-name="Standard"><text:s/>1) On essaie de limiter les calculs du reduce car enormément de données à traiter</text:p>
      <text:p text:style-name="Standard">2) On evite de faire du map/reduce si on attend réponse immédiate, car un peu lent</text:p>
      <text:p text:style-name="Standard"/>
      <text:p text:style-name="P15">Partie TD</text:p>
      <text:p text:style-name="P9"/>
      <text:h text:style-name="P19" text:outline-level="2">Objets trouvés à la SNCF</text:h>
      <text:p text:style-name="P12"/>
      <text:p text:style-name="P12">1) On choisit l<text:span text:style-name="T7">a date</text:span> comme clé, <text:span text:style-name="T7">car si gare ou code uic problème de répartition equitable (gare paris ou gare clermont ferrand) un jour = une partition</text:span></text:p>
      <text:p text:style-name="P12"/>
      <text:p text:style-name="P12">2)les deux premiers ensembles les deux autres ensemble</text:p>
      <text:p text:style-name="P12"/>
      <text:p text:style-name="P12">3)</text:p>
      <text:p text:style-name="P12">a) <text:span text:style-name="T3">O</text:span>bjets trouvés aujourd’hui ?</text:p>
      <text:p text:style-name="P14">Directement demander à la partition du jour</text:p>
      <text:p text:style-name="P13"/>
      <text:p text:style-name="P17"><text:span text:style-name="T4">b)</text:span>Quel jour de la semaine trouvons-nous le plus d'objets ? </text:p>
      <text:p text:style-name="P17">- <text:span text:style-name="T3">map → renvoie le nombre d’objet trouvé par jour </text:span></text:p>
      <text:p text:style-name="P17">- <text:span text:style-name="T3">reduce → compare et renvoie le bon jour</text:span></text:p>
      <text:p text:style-name="P17"/>
      <text:p text:style-name="P17"><text:span text:style-name="T3">c) </text:span>Quel jour de la semaine trouvons-nous le plus d'objets du type vêtement ?</text:p>
      <text:p text:style-name="P17"><text:s/><text:span text:style-name="T3">Idem mais on filtre par le type vetement</text:span></text:p>
      <text:p text:style-name="P17"/>
      <text:p text:style-name="P17"><text:span text:style-name="T3">d) </text:span>Quels sont les objets trouvés à Paris Gare de Lyon ?</text:p>
      <text:p text:style-name="P17"><text:span text:style-name="T3">Type 2 : requete dans la partition avec le code uic de la gare de lyon</text:span></text:p>
      <text:p text:style-name="P17"/>
      <text:p text:style-name="P17"><text:span text:style-name="T3">e) </text:span>Combien d'objets trouvés le 2 janvier 2020 ont été restitués ?</text:p>
      <text:p text:style-name="P18">Demande directe à la bonne partition</text:p>
      <text:h text:style-name="P20" text:outline-level="2">Disponibilité des places Vélomagg</text:h>
      <text:p text:style-name="P1"/>
      <text:p text:style-name="P2">1) clé = id + fonction de hachage</text:p>
      <text:p text:style-name="P3"><text:span text:style-name="T6">2) 2 groupes de 2 et un groupe de 3</text:span></text:p>
      <text:p text:style-name="P3"><text:span text:style-name="T6">3)</text:span><text:span text:style-name="T5">Combien de places sont disponibles à l'Hotel de Ville ? </text:span></text:p>
      <text:p text:style-name="P4"><text:span text:style-name="T6">D</text:span><text:span text:style-name="T5">irectement car identifiant dans nom ?</text:span></text:p>
      <text:p text:style-name="P4"><text:span text:style-name="T5"/></text:p>
      <text:p text:style-name="P5"><text:span text:style-name="T5">Sujets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5T14:24:35.887000000</meta:creation-date>
    <dc:date>2020-09-26T01:20:40.319000000</dc:date>
    <meta:editing-duration>PT9H13M43S</meta:editing-duration>
    <meta:editing-cycles>1</meta:editing-cycles>
    <meta:document-statistic meta:table-count="0" meta:image-count="0" meta:object-count="0" meta:page-count="2" meta:paragraph-count="58" meta:word-count="563" meta:character-count="3163" meta:non-whitespace-character-count="2630"/>
    <meta:generator>LibreOffice/6.2.4.2$Windows_X86_64 LibreOffice_project/2412653d852ce75f65fbfa83fb7e7b669a126d64</meta:generator>
  </office:meta>
</office:document-meta>
</file>